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d2994" officeooo:paragraph-rsid="001d2994" style:font-size-asian="15.75pt" style:font-weight-asian="bold" style:font-size-complex="18pt" style:font-weight-complex="bold"/>
    </style:style>
    <style:style style:name="P2" style:family="paragraph" style:parent-style-name="Standard">
      <style:text-properties fo:font-size="12pt" fo:font-weight="normal" officeooo:rsid="001e1c95" officeooo:paragraph-rsid="001e1c95" style:font-size-asian="10.5pt" style:font-weight-asian="normal" style:font-size-complex="12pt" style:font-weight-complex="normal"/>
    </style:style>
    <style:style style:name="P3" style:family="paragraph" style:parent-style-name="Standard">
      <style:text-properties fo:font-size="12pt" fo:font-weight="bold" officeooo:rsid="001e1c95" officeooo:paragraph-rsid="001e1c95"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P tutorial samenvatting</text:p>
      <text:p text:style-name="P1"/>
      <text:p text:style-name="P3">Deel 1 (6 april)</text:p>
      <text:p text:style-name="P2">De eerste keer was gericht op mij omdat ik nog nooit gewerkt had met PHP. De groep was klein dus dit was geen probleem. We hebben PHP geinstalleerd en de basics besproken. Ik kon veel vragen stellen en heb veel geleerd. De normale setup van deze tutorial is dat de aanwezigen van tevoren vragen opsturen naar degene die de tutorial leidt en deze worden dan behandeld. Het was een andere ervaring om buiten de klassikale wijze een nieuw onderwerp te leren. De gehele ervaring was positief en ik zou het zeker nog een keer doen.</text:p>
      <text:p text:style-name="P2"/>
      <text:p text:style-name="P3">Deel 2 (11 me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1:09:16.530528587</meta:creation-date>
    <dc:date>2023-05-08T11:14:07.515796631</dc:date>
    <meta:editing-duration>PT4M51S</meta:editing-duration>
    <meta:editing-cycles>2</meta:editing-cycles>
    <meta:generator>LibreOffice/7.3.7.2$Linux_X86_64 LibreOffice_project/30$Build-2</meta:generator>
    <meta:document-statistic meta:table-count="0" meta:image-count="0" meta:object-count="0" meta:page-count="1" meta:paragraph-count="4" meta:word-count="106" meta:character-count="582" meta:non-whitespace-character-count="480"/>
  </office:meta>
</office:document-meta>
</file>